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544cm"/>
    </style:style>
    <style:style style:name="Table1.B" style:family="table-column">
      <style:table-column-properties style:column-width="7.826cm"/>
    </style:style>
    <style:style style:name="Table1.C" style:family="table-column">
      <style:table-column-properties style:column-width="6.63cm"/>
    </style:style>
    <style:style style:name="Table1.A1" style:family="table-cell">
      <style:table-cell-properties style:vertical-align="middle" fo:padding="0.049cm" fo:border="none"/>
    </style:style>
    <style:style style:name="P1" style:family="paragraph" style:parent-style-name="Heading_20_3">
      <style:text-properties officeooo:paragraph-rsid="00065c80"/>
    </style:style>
    <style:style style:name="P2" style:family="paragraph" style:parent-style-name="Heading_20_3">
      <style:text-properties officeooo:paragraph-rsid="00073998"/>
    </style:style>
    <style:style style:name="P3" style:family="paragraph" style:parent-style-name="Horizontal_20_Line">
      <style:text-properties officeooo:paragraph-rsid="00073998"/>
    </style:style>
    <style:style style:name="P4" style:family="paragraph" style:parent-style-name="Horizontal_20_Line">
      <style:text-properties officeooo:paragraph-rsid="000a84e8"/>
    </style:style>
    <style:style style:name="P5" style:family="paragraph" style:parent-style-name="Preformatted_20_Text">
      <style:paragraph-properties fo:margin-left="0cm" fo:margin-right="0cm" fo:text-indent="0cm"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contextual-spacing="false" style:writing-mode="lr-tb"/>
    </style:style>
    <style:style style:name="P8" style:family="paragraph" style:parent-style-name="Preformatted_20_Text" style:list-style-name="L1">
      <style:paragraph-properties fo:margin-left="0cm" fo:margin-right="0cm" fo:margin-top="0cm" fo:margin-bottom="0.499cm" style:contextual-spacing="false" fo:text-indent="0cm" style:auto-text-indent="false" style:writing-mode="lr-tb"/>
    </style:style>
    <style:style style:name="P9" style:family="paragraph" style:parent-style-name="Preformatted_20_Text" style:list-style-name="L7">
      <style:paragraph-properties fo:margin-left="0cm" fo:margin-right="0cm" fo:margin-top="0cm" fo:margin-bottom="0.499cm" style:contextual-spacing="false" fo:text-indent="0cm" style:auto-text-indent="false" style:writing-mode="lr-tb"/>
    </style:style>
    <style:style style:name="P10" style:family="paragraph" style:parent-style-name="Preformatted_20_Text" style:list-style-name="L7">
      <style:paragraph-properties fo:margin-left="0cm" fo:margin-right="0cm" fo:margin-top="0cm" fo:margin-bottom="0.499cm" style:contextual-spacing="false" fo:text-indent="0cm" style:auto-text-indent="false" style:writing-mode="lr-tb"/>
      <style:text-properties officeooo:paragraph-rsid="00067f7a"/>
    </style:style>
    <style:style style:name="P11" style:family="paragraph" style:parent-style-name="Preformatted_20_Text" style:list-style-name="L8">
      <style:paragraph-properties fo:margin-left="0cm" fo:margin-right="0cm" fo:margin-top="0cm" fo:margin-bottom="0.499cm" style:contextual-spacing="false" fo:text-indent="0cm" style:auto-text-indent="false" style:writing-mode="lr-tb"/>
    </style:style>
    <style:style style:name="P12" style:family="paragraph" style:parent-style-name="Preformatted_20_Text" style:list-style-name="L8">
      <style:paragraph-properties fo:margin-left="0cm" fo:margin-right="0cm" fo:margin-top="0cm" fo:margin-bottom="0.499cm" style:contextual-spacing="false" fo:text-indent="0cm" style:auto-text-indent="false" style:writing-mode="lr-tb"/>
      <style:text-properties officeooo:paragraph-rsid="00067f7a"/>
    </style:style>
    <style:style style:name="P13" style:family="paragraph" style:parent-style-name="Table_20_Contents">
      <style:text-properties officeooo:paragraph-rsid="00065c80"/>
    </style:style>
    <style:style style:name="P14" style:family="paragraph" style:parent-style-name="Table_20_Heading">
      <style:text-properties officeooo:paragraph-rsid="00065c80"/>
    </style:style>
    <style:style style:name="P15" style:family="paragraph" style:parent-style-name="Text_20_body" style:list-style-name="L1"/>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list-style-name="L2"/>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5"/>
    <style:style style:name="P24" style:family="paragraph" style:parent-style-name="Text_20_body" style:list-style-name="L5">
      <style:paragraph-properties fo:margin-top="0cm" fo:margin-bottom="0cm" style:contextual-spacing="false"/>
    </style:style>
    <style:style style:name="P25" style:family="paragraph" style:parent-style-name="Text_20_body" style:list-style-name="L6"/>
    <style:style style:name="P26" style:family="paragraph" style:parent-style-name="Text_20_body" style:list-style-name="L6">
      <style:paragraph-properties fo:margin-top="0cm" fo:margin-bottom="0cm" style:contextual-spacing="false"/>
    </style:style>
    <style:style style:name="P27" style:family="paragraph" style:parent-style-name="Text_20_body">
      <style:text-properties officeooo:paragraph-rsid="00065c80"/>
    </style:style>
    <style:style style:name="P28" style:family="paragraph" style:parent-style-name="Text_20_body" style:list-style-name="L7"/>
    <style:style style:name="P29" style:family="paragraph" style:parent-style-name="Text_20_body" style:list-style-name="L7">
      <style:paragraph-properties fo:margin-top="0cm" fo:margin-bottom="0cm" style:contextual-spacing="false"/>
    </style:style>
    <style:style style:name="P30" style:family="paragraph" style:parent-style-name="Text_20_body" style:list-style-name="L8"/>
    <style:style style:name="T1" style:family="text">
      <style:text-properties fo:background-color="#ffff38" loext:char-shading-value="0"/>
    </style:style>
    <style:style style:name="T2" style:family="text">
      <style:text-properties fo:background-color="#ffff38" loext:char-shading-value="0"/>
    </style:style>
    <style:style style:name="T3" style:family="text">
      <style:text-properties officeooo:rsid="00067f7a"/>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Command</text:p>
            </table:table-cell>
            <table:table-cell table:style-name="Table1.A1" office:value-type="string">
              <text:p text:style-name="P14"><text:span text:style-name="Source_20_Text">git push origin feature-new-ui</text:span></text:p>
            </table:table-cell>
            <table:table-cell table:style-name="Table1.A1" office:value-type="string">
              <text:p text:style-name="P14"><text:span text:style-name="Source_20_Text">git push --set-upstream origin feature-new-ui</text:span></text:p>
            </table:table-cell>
          </table:table-row>
        </table:table-header-rows>
        <table:table-row>
          <table:table-cell table:style-name="Table1.A1" office:value-type="string">
            <text:p text:style-name="P13"><text:span text:style-name="Strong_20_Emphasis">Upstream Branch</text:span></text:p>
          </table:table-cell>
          <table:table-cell table:style-name="Table1.A1" office:value-type="string">
            <text:p text:style-name="P13">Not automatically set. You need to manually link the local branch to the remote later.</text:p>
          </table:table-cell>
          <table:table-cell table:style-name="Table1.A1" office:value-type="string">
            <text:p text:style-name="P13">Automatically sets the upstream for tracking the remote branch.</text:p>
          </table:table-cell>
        </table:table-row>
        <table:table-row>
          <table:table-cell table:style-name="Table1.A1" office:value-type="string">
            <text:p text:style-name="P13"><text:span text:style-name="Strong_20_Emphasis">Simplicity</text:span></text:p>
          </table:table-cell>
          <table:table-cell table:style-name="Table1.A1" office:value-type="string">
            <text:p text:style-name="P13">Requires an extra step to link the local branch to the remote.</text:p>
          </table:table-cell>
          <table:table-cell table:style-name="Table1.A1" office:value-type="string">
            <text:p text:style-name="P13">Simplified, no need for additional commands after the first push.</text:p>
          </table:table-cell>
        </table:table-row>
        <table:table-row>
          <table:table-cell table:style-name="Table1.A1" office:value-type="string">
            <text:p text:style-name="P13"><text:span text:style-name="Strong_20_Emphasis">Best for</text:span></text:p>
          </table:table-cell>
          <table:table-cell table:style-name="Table1.A1" office:value-type="string">
            <text:p text:style-name="P13">More control over when the upstream is set.</text:p>
          </table:table-cell>
          <table:table-cell table:style-name="Table1.A1" office:value-type="string">
            <text:p text:style-name="P13">Newer users or teams who want to automate branch tracking right away.</text:p>
          </table:table-cell>
        </table:table-row>
        <table:table-row>
          <table:table-cell table:style-name="Table1.A1" office:value-type="string">
            <text:p text:style-name="P13"><text:span text:style-name="Strong_20_Emphasis">Next Step</text:span></text:p>
          </table:table-cell>
          <table:table-cell table:style-name="Table1.A1" office:value-type="string">
            <text:p text:style-name="P13">Manually set the upstream with <text:span text:style-name="Source_20_Text">git branch --set-upstream-to</text:span>.</text:p>
          </table:table-cell>
          <table:table-cell table:style-name="Table1.A1" office:value-type="string">
            <text:p text:style-name="P13">No additional steps needed after the push.</text:p>
          </table:table-cell>
        </table:table-row>
      </table:table>
      <text:h text:style-name="P1" text:outline-level="3"><text:span text:style-name="Strong_20_Emphasis"/></text:h>
      <text:p text:style-name="P3"><text:span text:style-name="Strong_20_Emphasis"/></text:p>
      <text:h text:style-name="P1" text:outline-level="3"><text:span text:style-name="Strong_20_Emphasis">Common Use Cases</text:span></text:h>
      <text:list text:style-name="L7">
        <text:list-item>
          <text:list>
            <text:list-item>
              <text:p text:style-name="P28">If the remote branch does not exist yet:</text:p>
              <text:p text:style-name="P9"><text:span text:style-name="Source_20_Text"><text:span text:style-name="T2">git push --set-upstream origin feature-login</text:span></text:span></text:p>
              <text:p text:style-name="P29">This creates the remote branch <text:span text:style-name="Source_20_Text">feature-login</text:span> and sets the upstream.</text:p>
            </text:list-item>
            <text:list-item>
              <text:p text:style-name="P28">If your local branch is <text:span text:style-name="T3">exist in</text:span> remote branch:</text:p>
              <text:p text:style-name="P10"><text:span text:style-name="Source_20_Text"><text:span text:style-name="T2">git branch –set-upstream-to=origin/other-branch</text:span></text:span></text:p>
            </text:list-item>
          </text:list>
        </text:list-item>
      </text:list>
      <text:p text:style-name="P3"><text:span text:style-name="Strong_20_Emphasis"/></text:p>
      <text:p text:style-name="P27"><text:span text:style-name="Strong_20_Emphasis">Resolving "no upstream branch" errors:</text:span></text:p>
      <text:list text:style-name="L8">
        <text:list-item>
          <text:list>
            <text:list-header>
              <text:p text:style-name="P30">If you try to <text:span text:style-name="Source_20_Text">git pull</text:span> or <text:span text:style-name="Source_20_Text">git push</text:span> and get this error:</text:p>
              <text:p text:style-name="P11"><text:span text:style-name="Source_20_Text"><text:span text:style-name="T2">fatal: The current branch feature-login has no upstream branch.</text:span></text:span></text:p>
              <text:p text:style-name="P30">Fix it by setting the upstream branch:</text:p>
              <text:p text:style-name="P12"><text:span text:style-name="Source_20_Text"><text:span text:style-name="T2">git branch --set-upstream-to=origin/feature-login</text:span></text:span></text:p>
            </text:list-header>
          </text:list>
        </text:list-item>
      </text:list>
      <text:p text:style-name="P3"/>
      <text:h text:style-name="P2" text:outline-level="3"><text:span text:style-name="Strong_20_Emphasis"><text:line-break/>Workflow 1: </text:span><text:span text:style-name="Strong_20_Emphasis"><text:span text:style-name="Source_20_Text">git push origin feature-new-ui</text:span></text:span></text:h>
      <text:p text:style-name="P5"><text:span text:style-name="Source_20_Text"><text:span text:style-name="T2">git checkout -b feature-new-ui</text:span></text:span></text:p>
      <text:p text:style-name="P6"><text:span text:style-name="Source_20_Text"><text:span text:style-name="T2">git add .</text:span></text:span></text:p>
      <text:p text:style-name="P6"><text:span text:style-name="Source_20_Text"><text:span text:style-name="T2">git commit -m "Added new UI feature"</text:span></text:span></text:p>
      <text:p text:style-name="P7"><text:span text:style-name="Source_20_Text"><text:span text:style-name="T2">git push origin feature-new-ui</text:span></text:span></text:p>
      <text:h text:style-name="Heading_20_4" text:outline-level="4"><text:span text:style-name="Strong_20_Emphasis">Step-by-Step Breakdown</text:span></text:h>
      <text:list text:style-name="L1">
        <text:list-item>
          <text:p text:style-name="P15"><text:span text:style-name="Strong_20_Emphasis"><text:span text:style-name="Source_20_Text"><text:span text:style-name="T2">git checkout -b feature-new-ui</text:span></text:span></text:span>:<text:line-break/>This command creates a <text:span text:style-name="Strong_20_Emphasis">new local branch</text:span> and immediately switches to it. It is equivalent to running both <text:span text:style-name="Source_20_Text">git branch feature-new-ui</text:span> (which creates the branch) and <text:span text:style-name="Source_20_Text">git </text:span><text:soft-page-break/><text:span text:style-name="Source_20_Text">checkout feature-new-ui</text:span> (which switches to it) in one step. The new branch will diverge from the branch you were previously on, typically the <text:span text:style-name="Source_20_Text">main</text:span> or <text:span text:style-name="Source_20_Text">master</text:span> branch, unless you are currently on another feature branch.</text:p>
          <text:p text:style-name="P15"><text:span text:style-name="Strong_20_Emphasis">Advantages:</text:span></text:p>
          <text:list>
            <text:list-item>
              <text:p text:style-name="P16">You start working in an isolated environment (branch) that doesn't affect other branches like <text:span text:style-name="Source_20_Text">main</text:span>.</text:p>
            </text:list-item>
            <text:list-item>
              <text:p text:style-name="P16">It helps to organize and separate different features or tasks, improving workflow management.</text:p>
            </text:list-item>
          </text:list>
        </text:list-item>
        <text:list-item>
          <text:p text:style-name="P15"><text:span text:style-name="Strong_20_Emphasis"><text:span text:style-name="Source_20_Text"><text:span text:style-name="T2">git add .</text:span></text:span></text:span>:<text:line-break/>The <text:span text:style-name="Source_20_Text">git add .</text:span> command stages all changes (modified or new files) to be included in the next commit. It tracks all files in the current directory and below, including subdirectories. The period (<text:span text:style-name="Source_20_Text">.</text:span>) represents the <text:span text:style-name="Strong_20_Emphasis">current directory</text:span>.</text:p>
          <text:p text:style-name="P15"><text:span text:style-name="Strong_20_Emphasis">Advantages:</text:span></text:p>
          <text:list>
            <text:list-item>
              <text:p text:style-name="P16">Staging all changes allows you to prepare a single commit that groups all the modifications you want to push together.</text:p>
            </text:list-item>
            <text:list-item>
              <text:p text:style-name="P16">It can help in committing related changes, making it easier to understand the purpose of a commit later (e.g., fixing a bug, adding a new feature).</text:p>
            </text:list-item>
          </text:list>
        </text:list-item>
        <text:list-item>
          <text:p text:style-name="P15"><text:span text:style-name="Strong_20_Emphasis"><text:span text:style-name="Source_20_Text"><text:span text:style-name="T2">git commit -m "Added new UI feature"</text:span></text:span></text:span>:<text:line-break/>This creates a commit from the staged changes. The <text:span text:style-name="Source_20_Text">-m</text:span> flag allows you to specify a <text:span text:style-name="Strong_20_Emphasis">commit message</text:span> directly in the command. The message should describe what changes the commit includes (in this case, the addition of a new UI feature).</text:p>
          <text:p text:style-name="P15"><text:span text:style-name="Strong_20_Emphasis">Advantages:</text:span></text:p>
          <text:list>
            <text:list-item>
              <text:p text:style-name="P16">Commit messages serve as a clear, concise description of what was changed in that commit.</text:p>
            </text:list-item>
            <text:list-item>
              <text:p text:style-name="P16">Helps with future collaboration and tracking by providing context for other developers reviewing the commit history.</text:p>
            </text:list-item>
            <text:list-item>
              <text:p text:style-name="P16">You can easily refer back to commit messages when you need to track down when a feature was added or bug was fixed.</text:p>
            </text:list-item>
          </text:list>
        </text:list-item>
        <text:list-item>
          <text:p text:style-name="P15"><text:span text:style-name="Strong_20_Emphasis"><text:span text:style-name="Source_20_Text"><text:span text:style-name="T2">git push origin feature-new-ui</text:span></text:span></text:span>:<text:line-break/>This command pushes your <text:span text:style-name="Strong_20_Emphasis">local branch</text:span> (<text:span text:style-name="Source_20_Text">feature-new-ui</text:span>) to the <text:span text:style-name="Strong_20_Emphasis">remote repository</text:span> (<text:span text:style-name="Source_20_Text">origin</text:span>). If the remote branch doesn’t exist yet, it will be created automatically. This will upload your changes to the remote repository so that others (or CI/CD systems) can access them.</text:p>
          <text:p text:style-name="P15"><text:span text:style-name="Strong_20_Emphasis">Advantages:</text:span></text:p>
          <text:list>
            <text:list-item>
              <text:p text:style-name="P16">It makes your local changes available to others, enabling collaboration.</text:p>
            </text:list-item>
            <text:list-item>
              <text:p text:style-name="P15">It also ensures that your progress is backed up remotely.</text:p>
            </text:list-item>
          </text:list>
          <text:p text:style-name="P15"><text:span text:style-name="Strong_20_Emphasis">Important Note</text:span>:<text:line-break/>The <text:span text:style-name="Source_20_Text">git push</text:span> command <text:span text:style-name="Strong_20_Emphasis">does not automatically set the upstream</text:span> branch. This means that after pushing, your local branch is <text:span text:style-name="Strong_20_Emphasis">not automatically linked</text:span> to the remote branch for tracking. You would have to explicitly set it later using the command:</text:p>
          <text:p text:style-name="P8"><text:span text:style-name="Source_20_Text"><text:span text:style-name="T2">git branch --set-upstream-to=origin/feature-new-ui</text:span></text:span></text:p>
        </text:list-item>
      </text:list>
      <text:h text:style-name="Heading_20_4" text:outline-level="4"><text:soft-page-break/><text:span text:style-name="Strong_20_Emphasis">Advantages of This Workflow</text:span></text:h>
      <text:list text:style-name="L2">
        <text:list-item>
          <text:p text:style-name="P18"><text:span text:style-name="Strong_20_Emphasis">Manual control over upstream setup</text:span>: You have the flexibility to decide when and if to set the upstream. For instance, if you only want to push the changes and not track the remote branch immediately, this workflow gives you more control.</text:p>
        </text:list-item>
        <text:list-item>
          <text:p text:style-name="P17"><text:span text:style-name="Strong_20_Emphasis">Use case for already existing remote branches</text:span>: If you’re pushing a branch that already exists remotely or if you want to push multiple branches independently, manually setting upstream lets you handle the relationship between local and remote branches more explicitly.</text:p>
        </text:list-item>
      </text:list>
      <text:p text:style-name="Horizontal_20_Line"/>
      <text:h text:style-name="Heading_20_3" text:outline-level="3"><text:span text:style-name="Strong_20_Emphasis">Workflow 2: </text:span><text:span text:style-name="Strong_20_Emphasis"><text:span text:style-name="Source_20_Text">git push --set-upstream origin feature-new-ui</text:span></text:span></text:h>
      <text:p text:style-name="P5"><text:span text:style-name="Source_20_Text"><text:span text:style-name="T2">git checkout -b feature-new-ui</text:span></text:span></text:p>
      <text:p text:style-name="P6"><text:span text:style-name="Source_20_Text"><text:span text:style-name="T2">git add .</text:span></text:span></text:p>
      <text:p text:style-name="P6"><text:span text:style-name="Source_20_Text"><text:span text:style-name="T2">git commit -m "Added new UI feature"</text:span></text:span></text:p>
      <text:p text:style-name="P7"><text:span text:style-name="Source_20_Text"><text:span text:style-name="T2">git push --set-upstream origin feature-new-ui</text:span></text:span></text:p>
      <text:h text:style-name="Heading_20_4" text:outline-level="4"><text:span text:style-name="Strong_20_Emphasis">Step-by-Step Breakdown</text:span></text:h>
      <text:list text:style-name="L3">
        <text:list-item>
          <text:p text:style-name="P19"><text:span text:style-name="Strong_20_Emphasis"><text:span text:style-name="Source_20_Text"><text:span text:style-name="T2">git checkout -b feature-new-ui</text:span></text:span></text:span>:<text:line-break/>As described before, this creates a <text:span text:style-name="Strong_20_Emphasis">new branch</text:span> and switches to it. You're now working on the <text:span text:style-name="Source_20_Text">feature-new-ui</text:span> branch, and any commits will be recorded in this branch.</text:p>
          <text:p text:style-name="P19"><text:span text:style-name="Strong_20_Emphasis">Advantages</text:span>:</text:p>
          <text:list>
            <text:list-item>
              <text:p text:style-name="P20">Keeps your work isolated in a feature-specific branch, preventing conflicts with other branches like <text:span text:style-name="Source_20_Text">main</text:span>.</text:p>
            </text:list-item>
            <text:list-item>
              <text:p text:style-name="P20">Allows for parallel development of features.</text:p>
            </text:list-item>
          </text:list>
        </text:list-item>
        <text:list-item>
          <text:p text:style-name="P19"><text:span text:style-name="Strong_20_Emphasis"><text:span text:style-name="Source_20_Text"><text:span text:style-name="T2">git add .</text:span></text:span></text:span>:<text:line-break/>Stages all changes (new files or modified files) for commit.</text:p>
          <text:p text:style-name="P19"><text:span text:style-name="Strong_20_Emphasis">Advantages</text:span>:</text:p>
          <text:list>
            <text:list-item>
              <text:p text:style-name="P20">Consolidates all changes into one commit, which keeps the commit history clean and organized.</text:p>
            </text:list-item>
          </text:list>
        </text:list-item>
        <text:list-item>
          <text:p text:style-name="P19"><text:span text:style-name="Strong_20_Emphasis"><text:span text:style-name="Source_20_Text"><text:span text:style-name="T2">git commit -m "Added new UI feature"</text:span></text:span></text:span>:<text:line-break/>Commits the staged changes with a message describing the update. This message is important for understanding the context of the changes.</text:p>
          <text:p text:style-name="P19"><text:span text:style-name="Strong_20_Emphasis">Advantages</text:span>:</text:p>
          <text:list>
            <text:list-item>
              <text:p text:style-name="P20">Helps collaborators understand the purpose of the changes.</text:p>
            </text:list-item>
            <text:list-item>
              <text:p text:style-name="P20">Makes it easier to navigate the commit history.</text:p>
            </text:list-item>
          </text:list>
        </text:list-item>
        <text:list-item>
          <text:p text:style-name="P19"><text:span text:style-name="Strong_20_Emphasis"><text:span text:style-name="Source_20_Text"><text:span text:style-name="T2">git push --set-upstream origin feature-new-ui</text:span></text:span></text:span>:<text:line-break/>This command pushes the local <text:span text:style-name="Source_20_Text">feature-new-ui</text:span> branch to the remote repository (<text:span text:style-name="Source_20_Text">origin</text:span>) and automatically sets the <text:span text:style-name="Strong_20_Emphasis">upstream branch</text:span> to <text:span text:style-name="Source_20_Text">origin/feature-new-ui</text:span>. This means that Git will now <text:span text:style-name="Strong_20_Emphasis">track</text:span> the remote branch <text:span text:style-name="Source_20_Text">origin/feature-new-ui</text:span> from your local branch <text:span text:style-name="Source_20_Text">feature-new-ui</text:span>.</text:p>
          <text:p text:style-name="P19"><text:span text:style-name="Strong_20_Emphasis">Advantages:</text:span></text:p>
          <text:list>
            <text:list-item>
              <text:p text:style-name="P20"><text:soft-page-break/><text:span text:style-name="Strong_20_Emphasis">Automatic tracking setup</text:span>: The local branch is <text:span text:style-name="Strong_20_Emphasis">linked to the remote branch</text:span> as soon as it is pushed. This means Git knows which remote branch to interact with for future <text:span text:style-name="Source_20_Text">git push</text:span> or <text:span text:style-name="Source_20_Text">git pull</text:span> commands.</text:p>
            </text:list-item>
            <text:list-item>
              <text:p text:style-name="P20"><text:span text:style-name="Strong_20_Emphasis">No extra commands required</text:span>: You do not need to manually run <text:span text:style-name="Source_20_Text">git branch --set-upstream-to=origin/feature-new-ui</text:span> because it is done for you during the push.</text:p>
            </text:list-item>
            <text:list-item>
              <text:p text:style-name="P20"><text:span text:style-name="Strong_20_Emphasis">Simplicity</text:span>: You don't need to worry about configuring tracking manually, which makes the process more streamlined for beginners or those who prefer simplicity.</text:p>
            </text:list-item>
            <text:list-item>
              <text:p text:style-name="P19"><text:span text:style-name="Strong_20_Emphasis">Ease of collaboration</text:span>: This is particularly useful when collaborating in teams, as the local branch is now directly tied to the corresponding remote branch. Team members can easily see changes pushed to the branch.</text:p>
            </text:list-item>
          </text:list>
        </text:list-item>
      </text:list>
      <text:h text:style-name="Heading_20_4" text:outline-level="4"><text:span text:style-name="Strong_20_Emphasis">Advantages of This Workflow</text:span></text:h>
      <text:list text:style-name="L4">
        <text:list-item>
          <text:p text:style-name="P22"><text:span text:style-name="Strong_20_Emphasis">Automatic tracking</text:span>: Since the upstream is set automatically, there’s no need for manual setup after the first push.</text:p>
        </text:list-item>
        <text:list-item>
          <text:p text:style-name="P22"><text:span text:style-name="Strong_20_Emphasis">More streamlined for beginners</text:span>: For someone new to Git, this workflow minimizes the need for extra configuration and ensures that your local branch is properly linked to the remote branch right from the start.</text:p>
        </text:list-item>
        <text:list-item>
          <text:p text:style-name="P21"><text:span text:style-name="Strong_20_Emphasis">Efficient for frequent pushes</text:span>: Once the upstream is set, subsequent <text:span text:style-name="Source_20_Text">git push</text:span> or <text:span text:style-name="Source_20_Text">git pull</text:span> commands can be run without specifying the remote or branch name. Git knows which remote and branch to use, which saves time.</text:p>
        </text:list-item>
      </text:list>
      <text:p text:style-name="Horizontal_20_Line"/>
      <text:h text:style-name="Heading_20_3" text:outline-level="3"><text:span text:style-name="Strong_20_Emphasis">Use Cases for Each Workflow</text:span></text:h>
      <text:list text:style-name="L5">
        <text:list-item>
          <text:p text:style-name="P23"><text:span text:style-name="Strong_20_Emphasis">Use </text:span><text:span text:style-name="Strong_20_Emphasis"><text:span text:style-name="Source_20_Text"><text:span text:style-name="T2">git push origin feature-new-ui</text:span></text:span></text:span> when:</text:p>
          <text:list>
            <text:list-item>
              <text:p text:style-name="P24">You want to <text:span text:style-name="Strong_20_Emphasis">manually control when</text:span> your local branch is linked to the remote branch.</text:p>
            </text:list-item>
            <text:list-item>
              <text:p text:style-name="P24">You need to push changes to a branch that <text:span text:style-name="Strong_20_Emphasis">already exists remotely</text:span>, or you don't need to track it immediately.</text:p>
            </text:list-item>
            <text:list-item>
              <text:p text:style-name="P24">You prefer to handle upstream branches on your own terms (e.g., after reviewing remote branches, setting upstream for multiple branches).</text:p>
            </text:list-item>
          </text:list>
        </text:list-item>
        <text:list-item>
          <text:p text:style-name="P23"><text:span text:style-name="Strong_20_Emphasis">Use </text:span><text:span text:style-name="Source_20_Text"><text:span text:style-name="Strong_20_Emphasis"><text:span text:style-name="T2">git push --set-upstream origin feature-new-ui</text:span></text:span></text:span> when:</text:p>
          <text:list>
            <text:list-item>
              <text:p text:style-name="P24">You want <text:span text:style-name="Strong_20_Emphasis">simplicity</text:span> and <text:span text:style-name="Strong_20_Emphasis">automatic setup</text:span>.</text:p>
            </text:list-item>
            <text:list-item>
              <text:p text:style-name="P24">You’re working on <text:span text:style-name="Strong_20_Emphasis">new feature branches</text:span> and want them to be <text:span text:style-name="Strong_20_Emphasis">automatically tracked</text:span>.</text:p>
            </text:list-item>
            <text:list-item>
              <text:p text:style-name="P23">You want to streamline your workflow by not needing to run extra commands after pushing for the first time.</text:p>
            </text:list-item>
          </text:list>
        </text:list-item>
      </text:list>
      <text:p text:style-name="Horizontal_20_Line"/>
      <text:h text:style-name="Heading_20_3" text:outline-level="3"><text:span text:style-name="Strong_20_Emphasis">Conclusion</text:span></text:h>
      <text:p text:style-name="Text_20_body">Both workflows are valid and effective, but they serve slightly different purposes:</text:p>
      <text:list text:style-name="L6">
        <text:list-item>
          <text:p text:style-name="P26"><text:soft-page-break/><text:span text:style-name="Strong_20_Emphasis">Manual control</text:span> over upstream setup (first workflow) is more flexible but requires additional steps.</text:p>
        </text:list-item>
        <text:list-item>
          <text:p text:style-name="P25"><text:span text:style-name="Strong_20_Emphasis">Automatic upstream setup</text:span> (second workflow) is easier for most use cases and less error-prone, making it the better choice for most developers, especially when working with new branches.</text:p>
        </text:list-item>
      </text:list>
      <text:p text:style-name="P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5T16:09:12.583187886</meta:creation-date>
    <dc:date>2024-12-05T17:23:26.831272574</dc:date>
    <meta:editing-duration>PT35M49S</meta:editing-duration>
    <meta:editing-cycles>5</meta:editing-cycles>
    <meta:generator>LibreOffice/24.2.5.2$Linux_X86_64 LibreOffice_project/420$Build-2</meta:generator>
    <meta:document-statistic meta:table-count="1" meta:image-count="0" meta:object-count="0" meta:page-count="5" meta:paragraph-count="94" meta:word-count="1314" meta:character-count="8054" meta:non-whitespace-character-count="6893"/>
  </office:meta>
</office:document-meta>
</file>